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15cm" fo:min-width="14.6cm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5.95cm" fo:min-width="7.0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3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36cm" fo:min-width="0.774cm"/>
    </style:style>
    <style:style style:name="gr5" style:family="graphic" style:parent-style-name="standard">
      <style:graphic-properties draw:fill-color="#81d41a" draw:opacity="99%" draw:textarea-horizontal-align="justify" draw:textarea-vertical-align="middle" draw:auto-grow-height="false" fo:min-height="1.35cm" fo:min-width="2.1cm"/>
    </style:style>
    <style:style style:name="gr6" style:family="graphic" style:parent-style-name="standard">
      <style:graphic-properties draw:fill-color="#81d41a" draw:opacity="99%" draw:textarea-horizontal-align="justify" draw:textarea-vertical-align="middle" draw:auto-grow-height="false" fo:min-height="0.75cm" fo:min-width="1.4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81d41a" draw:opacity="99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cm" svg:height="12.4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10.8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10.85cm" svg:y="4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5cm" svg:height="6.2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2.2cm" svg:x="10cm" svg:y="1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1.8cm" svg:height="2.1cm" svg:x="17.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2.1cm" svg:x="17.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6cm" svg:height="1.6cm" svg:x="6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5.6cm" svg:y="1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5.8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13.4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6cm" svg:height="1.6cm" svg:x="13.4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cm" svg:height="1cm" draw:transform="rotate (1.5707963267949) translate (2.8cm 14.7cm)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cm" svg:height="0.962cm" svg:x="10.5cm" svg:y="13.338cm">
          <draw:text-box>
            <text:p>-</text:p>
          </draw:text-box>
        </draw:frame>
        <draw:frame draw:style-name="gr7" draw:text-style-name="P6" draw:layer="layout" svg:width="0.6cm" svg:height="0.962cm" svg:x="10.4cm" svg:y="12.7cm">
          <draw:text-box>
            <text:p>+</text:p>
          </draw:text-box>
        </draw:frame>
        <draw:line draw:style-name="gr8" draw:text-style-name="P7" draw:layer="layout" svg:x1="18.4cm" svg:y1="7.9cm" svg:x2="18.4cm" svg:y2="6.7cm">
          <text:p/>
        </draw:line>
        <draw:frame draw:style-name="gr9" draw:text-style-name="P8" draw:layer="layout" svg:width="2.6cm" svg:height="1.3cm" svg:x="15.9cm" svg:y="8.4cm">
          <draw:text-box>
            <text:p><text:span text:style-name="T1">Ib=Kb*Vb</text:span></text:p>
          </draw:text-box>
        </draw:frame>
        <draw:frame draw:style-name="gr10" draw:text-style-name="P8" draw:layer="layout" svg:width="3.8cm" svg:height="1.063cm" svg:x="14.9cm" svg:y="14.3cm">
          <draw:text-box>
            <text:p><text:span text:style-name="T1">Vx=V(6)-V(8)</text:span></text:p>
          </draw:text-box>
        </draw:frame>
        <draw:frame draw:style-name="gr11" draw:text-style-name="P8" draw:layer="layout" svg:width="2.7cm" svg:height="0.763cm" svg:x="11.3cm" svg:y="12.337cm">
          <draw:text-box>
            <text:p><text:span text:style-name="T1">Vd=Kd*Id</text:span></text:p>
          </draw:text-box>
        </draw:frame>
        <draw:frame draw:style-name="gr11" draw:text-style-name="P8" draw:layer="layout" svg:width="1.2cm" svg:height="0.763cm" svg:x="6.3cm" svg:y="17.637cm">
          <draw:text-box>
            <text:p><text:span text:style-name="T1">R7</text:span></text:p>
          </draw:text-box>
        </draw:frame>
        <draw:frame draw:style-name="gr11" draw:text-style-name="P8" draw:layer="layout" svg:width="1.2cm" svg:height="0.763cm" svg:x="1.7cm" svg:y="13.337cm">
          <draw:text-box>
            <text:p><text:span text:style-name="T1">R6</text:span></text:p>
          </draw:text-box>
        </draw:frame>
        <draw:frame draw:style-name="gr11" draw:text-style-name="P8" draw:layer="layout" svg:width="1.2cm" svg:height="0.763cm" svg:x="6.4cm" svg:y="8.737cm">
          <draw:text-box>
            <text:p><text:span text:style-name="T1">R4</text:span></text:p>
          </draw:text-box>
        </draw:frame>
        <draw:frame draw:style-name="gr11" draw:text-style-name="P8" draw:layer="layout" svg:width="1.2cm" svg:height="0.763cm" svg:x="11.8cm" svg:y="6.4cm">
          <draw:text-box>
            <text:p><text:span text:style-name="T1">R3</text:span></text:p>
          </draw:text-box>
        </draw:frame>
        <draw:frame draw:style-name="gr11" draw:text-style-name="P8" draw:layer="layout" svg:width="1.2cm" svg:height="0.763cm" svg:x="14cm" svg:y="8.737cm">
          <draw:text-box>
            <text:p><text:span text:style-name="T1">R5</text:span></text:p>
          </draw:text-box>
        </draw:frame>
        <draw:frame draw:style-name="gr11" draw:text-style-name="P8" draw:layer="layout" svg:width="1.2cm" svg:height="0.763cm" svg:x="14.1cm" svg:y="2.6cm">
          <draw:text-box>
            <text:p><text:span text:style-name="T1">R2</text:span></text:p>
          </draw:text-box>
        </draw:frame>
        <draw:frame draw:style-name="gr11" draw:text-style-name="P8" draw:layer="layout" svg:width="1.2cm" svg:height="0.763cm" svg:x="6.7cm" svg:y="2.637cm">
          <draw:text-box>
            <text:p><text:span text:style-name="T1">R1</text:span></text:p>
          </draw:text-box>
        </draw:frame>
        <draw:custom-shape draw:style-name="gr5" draw:text-style-name="P5" draw:layer="layout" svg:width="2.6cm" svg:height="1.6cm" draw:transform="rotate (1.5707963267949) translate (10.1cm 8.3cm)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3cm" svg:height="2.8cm" svg:x="9cm" svg:y="5.7cm">
          <draw:text-box>
            <text:p>+ Vb -</text:p>
          </draw:text-box>
        </draw:frame>
        <draw:line draw:style-name="gr8" draw:text-style-name="P7" draw:layer="layout" svg:x1="4.3cm" svg:y1="12.7cm" svg:x2="4.3cm" svg:y2="14.6cm">
          <text:p/>
        </draw:line>
        <draw:frame draw:style-name="gr13" draw:text-style-name="P8" draw:layer="layout" svg:width="1cm" svg:height="0.9cm" svg:x="4.4cm" svg:y="13.1cm">
          <draw:text-box>
            <text:p><text:span text:style-name="T1">Id</text:span></text:p>
          </draw:text-box>
        </draw:frame>
        <draw:line draw:style-name="gr14" draw:text-style-name="P7" draw:layer="layout" svg:x1="3.3cm" svg:y1="10.5cm" svg:x2="2.4cm" svg:y2="10.5cm">
          <text:p/>
        </draw:line>
        <draw:line draw:style-name="gr14" draw:text-style-name="P7" draw:layer="layout" svg:x1="1.9cm" svg:y1="10.2cm" svg:x2="1.9cm" svg:y2="10.8cm">
          <text:p/>
        </draw:line>
        <draw:line draw:style-name="gr14" draw:text-style-name="P7" draw:layer="layout" svg:x1="2.4cm" svg:y1="9.3cm" svg:x2="2.4cm" svg:y2="11.6cm">
          <text:p/>
        </draw:line>
        <draw:line draw:style-name="gr14" draw:text-style-name="P7" draw:layer="layout" svg:x1="2.1cm" svg:y1="9.7cm" svg:x2="2.1cm" svg:y2="11.1cm">
          <text:p/>
        </draw:line>
        <draw:frame draw:style-name="gr15" draw:text-style-name="P8" draw:layer="layout" svg:width="1.2cm" svg:height="1.275cm" svg:x="10.5cm" svg:y="16.8cm">
          <draw:text-box>
            <text:p><text:span text:style-name="T1">8</text:span></text:p>
          </draw:text-box>
        </draw:frame>
        <draw:frame draw:style-name="gr15" draw:text-style-name="P8" draw:layer="layout" svg:width="1.2cm" svg:height="1.275cm" svg:x="18cm" svg:y="3.425cm">
          <draw:text-box>
            <text:p><text:span text:style-name="T1">3</text:span></text:p>
          </draw:text-box>
        </draw:frame>
        <draw:frame draw:style-name="gr15" draw:text-style-name="P8" draw:layer="layout" svg:width="1.2cm" svg:height="1.275cm" svg:x="2.6cm" svg:y="9.6cm">
          <draw:text-box>
            <text:p><text:span text:style-name="T1">4</text:span></text:p>
          </draw:text-box>
        </draw:frame>
        <draw:frame draw:style-name="gr15" draw:text-style-name="P8" draw:layer="layout" svg:width="1.2cm" svg:height="1.275cm" svg:x="2.7cm" svg:y="16.4cm">
          <draw:text-box>
            <text:p><text:span text:style-name="T1">7</text:span></text:p>
          </draw:text-box>
        </draw:frame>
        <draw:frame draw:style-name="gr16" draw:text-style-name="P8" draw:layer="layout" svg:width="1.2cm" svg:height="1.299cm" svg:x="18.3cm" svg:y="10.101cm">
          <draw:text-box>
            <text:p><text:span text:style-name="T1">6</text:span></text:p>
          </draw:text-box>
        </draw:frame>
        <draw:frame draw:style-name="gr15" draw:text-style-name="P8" draw:layer="layout" svg:width="1.2cm" svg:height="1.275cm" svg:x="10.4cm" svg:y="3.425cm">
          <draw:text-box>
            <text:p><text:span text:style-name="T1">2</text:span></text:p>
          </draw:text-box>
        </draw:frame>
        <draw:frame draw:style-name="gr15" draw:text-style-name="P8" draw:layer="layout" svg:width="1.2cm" svg:height="1.275cm" svg:x="2.7cm" svg:y="3.4cm">
          <draw:text-box>
            <text:p><text:span text:style-name="T1">1</text:span></text:p>
          </draw:text-box>
        </draw:frame>
        <draw:frame draw:style-name="gr15" draw:text-style-name="P8" draw:layer="layout" svg:width="1.2cm" svg:height="1.275cm" svg:x="10.8cm" svg:y="9.7cm">
          <draw:text-box>
            <text:p><text:span text:style-name="T1">5</text:span></text:p>
          </draw:text-box>
        </draw:frame>
        <draw:frame draw:style-name="gr7" draw:text-style-name="P6" draw:layer="layout" svg:width="0.6cm" svg:height="0.962cm" svg:x="18cm" svg:y="12.838cm">
          <draw:text-box>
            <text:p>+</text:p>
          </draw:text-box>
        </draw:frame>
        <draw:frame draw:style-name="gr7" draw:text-style-name="P6" draw:layer="layout" svg:width="0.7cm" svg:height="0.962cm" svg:x="18.1cm" svg:y="13.5cm">
          <draw:text-box>
            <text:p>-</text:p>
          </draw:text-box>
        </draw:frame>
        <draw:line draw:style-name="gr8" draw:text-style-name="P7" draw:layer="layout" svg:x1="17.9cm" svg:y1="12.4cm" svg:x2="17.9cm" svg:y2="11.1cm">
          <text:p/>
        </draw:line>
        <draw:frame draw:style-name="gr13" draw:text-style-name="P8" draw:layer="layout" svg:width="1cm" svg:height="0.9cm" svg:x="17cm" svg:y="11.6cm">
          <draw:text-box>
            <text:p><text:span text:style-name="T1">I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25:32.452666600</meta:creation-date>
    <dc:date>2021-04-04T19:12:50.786272103</dc:date>
    <meta:editing-duration>PT28M11S</meta:editing-duration>
    <meta:editing-cycles>5</meta:editing-cycles>
    <meta:generator>LibreOffice/6.4.6.2$Linux_X86_64 LibreOffice_project/40$Build-2</meta:generator>
    <meta:document-statistic meta:object-count="48"/>
  </office:meta>
</office:document-meta>
</file>